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weight="bold" style:font-weight-asian="bold" style:font-weight-complex="bold"/>
    </style:style>
    <style:style style:name="P3" style:family="paragraph" style:parent-style-name="Standard" style:list-style-name="L1">
      <style:paragraph-properties fo:text-align="start" style:justify-single-word="false"/>
      <style:text-properties style:font-name="Times New Roman" fo:font-weight="bold" style:font-weight-asian="bold" style:font-weight-complex="bold"/>
    </style:style>
    <style:style style:name="P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color="#80808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0000ff" style:font-name="Times New Roman"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fo:background-color="transparent">
        <style:background-image/>
      </style:paragraph-properties>
      <style:text-properties fo:color="#808080"/>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sługa PS/2</text:p>
      <text:p text:style-name="P6">(na szaro opcjonalne)</text:p>
      <text:p text:style-name="P7"><text:a xlink:type="simple" xlink:href="http://www.computer-engineering.org/ps2protocol/">http://www.computer-engineering.org/ps2protocol/</text:a></text:p>
      <text:p text:style-name="P7"><text:a xlink:type="simple" xlink:href="http://www.computer-engineering.org/ps2keyboard/">http://www.computer-engineering.org/ps2keyboard/</text:a></text:p>
      <text:p text:style-name="P7"><text:a xlink:type="simple" xlink:href="http://www.computer-engineering.org/ps2keyboard/scancodes2.html">http://www.computer-engineering.org/ps2keyboard/scancodes2.html</text:a></text:p>
      <text:p text:style-name="P2"/>
      <text:list xml:id="list41291102" text:style-name="L1">
        <text:list-item>
          <text:p text:style-name="P3">Uruchomienie</text:p>
          <text:list>
            <text:list-item>
              <text:p text:style-name="P1">podczas POR klawiatury odczytanie kodu BAT 0xAA (BAT successful) lub 0xFC (Error)</text:p>
              <text:p text:style-name="P1">UWAGA: FPGA może w pełni uruchomić się po klawiaturze i nie dostaniemy w ogóle tego kodu (trzeba by sprawdzić jakie są czasy inicjalizacji obu urządzeń, ew. być może jest możliwość sterowania zasilaniem portu PS/2, ale wątpię)</text:p>
            </text:list-item>
            <text:list-item>
              <text:p text:style-name="P1">0xF9 (Set All Keys Make) - Keyboard responds with "ack" (0xFA). </text:p>
              <text:p text:style-name="P1">- wyłączy nam typematic oraz break codes. Dzięki temu nie będziemy musieli explicite odrzucać kodów break dotyczących interesujących nas klawiszy. Brak typematic też może być przydatny przy testowaniu.</text:p>
            </text:list-item>
            <text:list-item>
              <text:p text:style-name="P1">0xEE (Echo) - The keyboard responds with "Echo" (0xEE). </text:p>
              <text:p text:style-name="P1">- do testowania ;]</text:p>
            </text:list-item>
            <text:list-item>
              <text:p text:style-name="P1">0xF0 (Set Scan Code Set) - Keyboard responds with "ack", then reads argument byte from the host (0x01, 0x02, or 0x03). The keyboard responds to this argument byte with "ack". If the argument byte is 0x00, the keyboard responds with "ack" followed by the current scan code set. </text:p>
              <text:p text:style-name="P1">- ustawiamy Set 2, choć możliwe że będzie automatycznie ustawiony</text:p>
            </text:list-item>
            <text:list-item>
              <text:p text:style-name="P8">0xED (Set/Reset LEDs) + bajt oznaczający którymi LEDami świecić:</text:p>
              <text:p text:style-name="P8">00000CNS (1 = on, 0 = off) - możemy świecić NumLockiem jak na PC</text:p>
              <text:p text:style-name="P1"/>
            </text:list-item>
          </text:list>
        </text:list-item>
        <text:list-item>
          <text:p text:style-name="P5">Obsługa</text:p>
          <text:list>
            <text:list-item>
              <text:p text:style-name="P1">przekrywanie się kodów (Set 2)</text:p>
              <text:list>
                <text:list-item>
                  <text:p text:style-name="P1">kody make 0..9, -, =, RSHIFT nie przekrywają się z innymi kodami</text:p>
                </text:list-item>
                <text:list-item>
                  <text:p text:style-name="P1">kod make LSHIFT przekrywa się z kodem PRINTSCREEN</text:p>
                  <text:p text:style-name="P1">(Shift i = są potrzebne do uzyskania +)</text:p>
                </text:list-item>
                <text:list-item>
                  <text:p text:style-name="P1">kod D przekrywa się z kodem MUTE</text:p>
                </text:list-item>
                <text:list-item>
                  <text:p text:style-name="P1">kod E nie przekrywa się</text:p>
                </text:list-item>
                <text:list-item>
                  <text:p text:style-name="P1">kody KP+, KP- nie przekrywają się</text:p>
                </text:list-item>
                <text:list-item>
                  <text:p text:style-name="P1">kody KP0..9 w większości przekrywają się z kodami klawiszy Insert..PageDown i strzałek</text:p>
                </text:list-item>
              </text:list>
              <text:p text:style-name="P1"><text:span text:style-name="T2">Wnioski:</text:span> Trzeba ustalić, czy dane mają pochodzić z klawiatury zwykłej, czy z numerycznej czy mogą z obu. W każdym przypadku będziemy musieli filtrować dwubajtowe kody zaczynające się od E0 i je odrzucać. Wielobajtowe kody zaczynające się od innego bajtu są niegroźne, odpadną na naszej funkcji dekodującej (za wyjątkiem kodów break interesujących nas klawiszy - por.(1.b)</text:p>
              <text:p text:style-name="P1"/>
            </text:list-item>
            <text:list-item>
              <text:p text:style-name="P1">rejestry kontrolera (widoczne w przestrzeni IO)</text:p>
              <text:p text:style-name="P1">Możemy wzorować się na kontrolerze <text:span text:style-name="T1">i8042.</text:span></text:p>
              <text:list>
                <text:list-item>
                  <text:p text:style-name="P1"><text:span text:style-name="T1">pojedynczy rejestr buforujący jeden znak przesłany z klawiatury</text:span></text:p>
                </text:list-item>
                <text:list-item>
                  <text:p text:style-name="P1"><text:span text:style-name="T1">rejestr kontrolny - w i8042 jest wypasiony, nam powinny wystarczyć dwa bity: <text:line-break/>KB_PRESENT - czy klawiatura jest podłączona (np. sprawdzone przez odebranie kodu BAT i/lub wysłanie i odebranie Echa)</text:span></text:p>
                  <text:p text:style-name="P1"><text:span text:style-name="T1">DATA_READY - czy w buforze znajduje się nowy znak (zerowane po odczycie rejestru buforującego)</text:span></text:p>
                  <text:p text:style-name="P1"><text:span text:style-name="T1"/></text:p>
                </text:list-item>
              </text:list>
            </text:list-item>
            <text:list-item>
              <text:p text:style-name="P1"><text:soft-page-break/><text:span text:style-name="T1">fizyczna komunikacja z szyną (docelowo trójstanową, możemy zrobić taką od razu)</text:span></text:p>
              <text:list>
                <text:list-item>
                  <text:p text:style-name="P1"><text:span text:style-name="T1">z INP tylko czytamy, nie piszemy (odpada wejście WR)</text:span></text:p>
                </text:list-item>
                <text:list-item>
                  <text:p text:style-name="P1"><text:span text:style-name="T1">widząc !IORQ, swój adres na A[] oraz !RD, INP odblokowuje bufory trójstanowe sygnałów: WAIT oraz D[], po czym wystawia !WAIT, następnie dane, po czym podnosi WAIT.</text:span></text:p>
                  <text:p text:style-name="P1"><text:span text:style-name="T1">Po podniesieniu się RD, INP zamyka bufory trójstanowe.<text:line-break/></text:span></text:p>
                  <text:p text:style-name="P1"><text:span text:style-name="T1"/></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ksy Barcz</meta:initial-creator>
    <meta:creation-date>2011-03-12T21:16:55.29</meta:creation-date>
    <meta:document-statistic meta:table-count="0" meta:image-count="0" meta:object-count="0" meta:page-count="2" meta:paragraph-count="35" meta:word-count="449" meta:character-count="2886"/>
    <dc:date>2011-03-12T22:47:10.44</dc:date>
    <dc:creator>Aleksy Barcz</dc:creator>
    <meta:editing-duration>PT00H12M03S</meta:editing-duration>
    <meta:editing-cycles>1</meta:editing-cycles>
    <meta:generator>OpenOffice.org/3.2$Win32 OpenOffice.org_project/320m18$Build-9502</meta:generator>
  </office:meta>
</office:document-meta>
</file>